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00eede0" officeooo:paragraph-rsid="000eede0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4" style:family="paragraph" style:parent-style-name="Standard">
      <style:paragraph-properties fo:margin-top="0cm" fo:margin-bottom="0cm" loext:contextual-spacing="false"/>
      <style:text-properties officeooo:rsid="000eede0" officeooo:paragraph-rsid="000eede0"/>
    </style:style>
    <style:style style:name="P5" style:family="paragraph" style:parent-style-name="Standard">
      <style:paragraph-properties fo:margin-top="0cm" fo:margin-bottom="0cm" loext:contextual-spacing="false"/>
      <style:text-properties officeooo:rsid="00104063" officeooo:paragraph-rsid="00104063"/>
    </style:style>
    <style:style style:name="T1" style:family="text">
      <style:text-properties officeooo:rsid="000eede0"/>
    </style:style>
    <style:style style:name="T2" style:family="text">
      <style:text-properties officeooo:rsid="00104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vg </text:span>Loss Sample 1: 20.365778784103</text:p>
      <text:p text:style-name="P1"><text:span text:style-name="T1">Avg </text:span>Loss Sample 2: 129.58350868834</text:p>
      <text:p text:style-name="P1"/>
      <text:p text:style-name="P2">The inputs <text:span text:style-name="T2">of checkModel.lua </text:span>necessary for sample model 1 are,</text:p>
      <text:p text:style-name="P2">modelConfig_1.txt, input_sample_1.bin, gradOutput_sample_1.bin, <text:span text:style-name="T2">W_sample_1.bin, B_sample_1.bin.</text:span></text:p>
      <text:p text:style-name="P2"/>
      <text:p text:style-name="P5">The inputs for checkCriterion.lua for sample 1 are,</text:p>
      <text:p text:style-name="P5">input_criterion_sample_1.bin, target_sample_1.bin</text:p>
      <text:p text:style-name="P5"><text:s/></text:p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22:35:29.203485042</dc:date>
    <meta:editing-duration>PT11M4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35" meta:character-count="327" meta:non-whitespace-character-count="296"/>
  </office:meta>
</office:document-meta>
</file>